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 style:list-style-name="L1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1de309"/>
    </style:style>
    <style:style style:name="P3" style:family="paragraph" style:parent-style-name="Text_20_body">
      <style:paragraph-properties fo:text-align="start" style:justify-single-word="false"/>
      <style:text-properties officeooo:rsid="001de309" officeooo:paragraph-rsid="001de309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officeooo:paragraph-rsid="001de309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de309" officeooo:paragraph-rsid="001de309"/>
    </style:style>
    <style:style style:name="P7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8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9" style:family="paragraph" style:parent-style-name="Subtitle">
      <style:paragraph-properties fo:text-align="start" style:justify-single-word="false"/>
      <style:text-properties officeooo:rsid="001de309" officeooo:paragraph-rsid="001de309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4453"/>
    </style:style>
    <style:style style:name="T2" style:family="text">
      <style:text-properties officeooo:rsid="001de309"/>
    </style:style>
    <style:style style:name="T3" style:family="text">
      <style:text-properties style:text-position="super 58%"/>
    </style:style>
    <style:style style:name="T4" style:family="text">
      <style:text-properties officeooo:rsid="001e394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">Índice de contenido</text:index-title-template>
          <text:table-of-content-entry-template text:outline-level="1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11"><text:a xlink:type="simple" xlink:href="#__RefHeading__4866_807287726" text:style-name="Index_20_Link" text:visited-style-name="Index_20_Link">Change Log<text:tab/>2</text:a></text:p>
          <text:p text:style-name="P11"><text:a xlink:type="simple" xlink:href="#__RefHeading__4868_807287726" text:style-name="Index_20_Link" text:visited-style-name="Index_20_Link">División de tareas y seguimiento<text:tab/>2</text:a></text:p>
          <text:p text:style-name="P11"><text:a xlink:type="simple" xlink:href="#__RefHeading__4870_807287726" text:style-name="Index_20_Link" text:visited-style-name="Index_20_Link">Gestión de tareas<text:tab/>2</text:a></text:p>
          <text:p text:style-name="P11"><text:a xlink:type="simple" xlink:href="#__RefHeading__4872_807287726" text:style-name="Index_20_Link" text:visited-style-name="Index_20_Link">Manuales de usuario<text:tab/>2</text:a></text:p>
          <text:p text:style-name="P1"><text:a xlink:type="simple" xlink:href="#__RefHeading__4758_807287726" text:style-name="Index_20_Link" text:visited-style-name="Index_20_Link">Del lado del servidor.<text:tab/>2</text:a></text:p>
          <text:p text:style-name="P1"><text:a xlink:type="simple" xlink:href="#__RefHeading__4760_807287726" text:style-name="Index_20_Link" text:visited-style-name="Index_20_Link">Del lado del cliente.<text:tab/>2</text:a></text:p>
        </text:index-body>
      </text:table-of-content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Informe 1<text:span text:style-name="T3">er</text:span> CheckPoint</text:p>
      <text:p text:style-name="P9"/>
      <text:h text:style-name="P10" text:outline-level="1"><text:bookmark-start text:name="__RefHeading__4866_807287726"/>Change Log<text:bookmark-end text:name="__RefHeading__4866_807287726"/></text:h>
      <text:p text:style-name="P3"/>
      <text:p text:style-name="P3">Aca se agregaran todos los cambios que se generaron hasta esta entrega, puede ser listado de tickets</text:p>
      <text:p text:style-name="P3"/>
      <text:h text:style-name="P10" text:outline-level="1"><text:bookmark-start text:name="__RefHeading__4868_807287726"/>División de tareas <text:span text:style-name="T4">y seguimiento</text:span><text:bookmark-end text:name="__RefHeading__4868_807287726"/></text:h>
      <text:p text:style-name="P4"/>
      <text:p text:style-name="P3">Cuadro de división de tareas </text:p>
      <text:p text:style-name="P4"/>
      <text:h text:style-name="P10" text:outline-level="1"><text:bookmark-start text:name="__RefHeading__4870_807287726"/><text:span text:style-name="T2">Gestión</text:span> de tareas<text:bookmark-end text:name="__RefHeading__4870_807287726"/></text:h>
      <text:p text:style-name="P3"/>
      <text:list xml:id="list6024056267199280477" text:style-name="L1">
        <text:list-item>
          <text:p text:style-name="P2">(tareas que entraron para la entrega): deben estar relacionadas al sistema de ticketing que estén utilizando.</text:p>
        </text:list-item>
      </text:list>
      <text:p text:style-name="P6"/>
      <text:h text:style-name="P10" text:outline-level="1"><text:bookmark-start text:name="__RefHeading__4872_807287726"/>Manuales de usuario<text:bookmark-end text:name="__RefHeading__4872_807287726"/></text:h>
      <text:p text:style-name="P4"/>
      <text:h text:style-name="Heading_20_2" text:outline-level="2"><text:bookmark-start text:name="__RefHeading__4758_807287726"/>Del lado del servidor.<text:bookmark-end text:name="__RefHeading__4758_807287726"/></text:h>
      <text:p text:style-name="P5"/>
      <text:p text:style-name="P5"/>
      <text:h text:style-name="Heading_20_2" text:outline-level="2"><text:bookmark-start text:name="__RefHeading__4760_807287726"/>Del lado del cliente.<text:bookmark-end text:name="__RefHeading__4760_80728772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522cm" table:align="left"/>
    </style:style>
    <style:style style:name="Tabla1.A" style:family="table-column">
      <style:table-column-properties style:column-width="8.169cm"/>
    </style:style>
    <style:style style:name="Tabla1.B" style:family="table-column">
      <style:table-column-properties style:column-width="8.354cm"/>
    </style:style>
    <style:style style:name="Tabla1.A1" style:family="table-cell">
      <style:table-cell-properties style:vertical-align="middle" fo:background-color="#ffffff" fo:padding="0.079cm" fo:border="0.05pt solid #000000">
        <style:background-image/>
      </style:table-cell-properties>
    </style:style>
    <style:style style:name="M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T1" style:family="text">
      <style:text-properties officeooo:rsid="001d44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1º Cuatrimestre 2015</text:p>
              <text:p text:style-name="MP1">Trabajo práctico – Mensajer<text:span text:style-name="MT1">o</text:span></text:p>
            </table:table-cell>
            <table:table-cell table:style-name="Tabla1.A1" office:value-type="string">
              <text:p text:style-name="MP2">Taller de Programación II (75.52)</text:p>
              <text:p text:style-name="MP2">Facultad de Ingeniería</text:p>
              <text:p text:style-name="MP2">Universidad de Buenos Aires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03:33.603577784</meta:creation-date>
    <dc:date>2015-04-26T22:25:38.947752079</dc:date>
    <meta:editing-duration>PT20M56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2" meta:paragraph-count="22" meta:word-count="111" meta:character-count="664" meta:non-whitespace-character-count="574"/>
  </office:meta>
</office:document-meta>
</file>